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1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4.61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 loext:hyphenation-no-last-word="false"/>
    </style:style>
    <style:style style:name="P3" style:family="paragraph">
      <style:paragraph-properties fo:margin-left="0cm" fo:margin-right="0cm" fo:text-align="center" fo:text-indent="0cm"/>
      <style:text-properties fo:font-size="32pt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4.612cm" svg:x="1.4cm" svg:y="0.628cm" presentation:class="subtitle" presentation:user-transformed="true">
          <draw:text-box>
            <text:p/>
            <text:p>Salty Hurricanes</text:p>
            <text:p><text:span text:style-name="T1"/></text:p>
            <text:p><text:span text:style-name="T1"/></text:p>
            <text:p><text:span text:style-name="T2">Quentin Barnes</text:span></text:p>
            <text:p><text:span text:style-name="T2">CUCUG</text:span></text:p>
            <text:p><text:span text:style-name="T2">12/19/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wo Big Recent News I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en.wikipedia.org/wiki/2024_National_Public_Data_breach" xlink:type="simple">National Public Data breach</text:a><text:s/>(August)</text:p>
              </text:list-item>
              <text:list-item>
                <text:p><text:a xlink:href="https://en.wikipedia.org/wiki/Salt_Typhoon" xlink:type="simple">Salt Typhoon</text:a><text:s/>(earlier this month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ational Public Data Brea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PD is a data broker company</text:p>
              </text:list-item>
              <text:list-item>
                <text:p>DB had information on most adults in the US</text:p>
                <text:list>
                  <text:list-item>
                    <text:p text:style-name="P2">Full names, birthdates, SSNs, phone numbers and addresses for the last few decades</text:p>
                  </text:list-item>
                </text:list>
              </text:list-item>
              <text:list-item>
                <text:p text:style-name="P2"><text:a xlink:href="https://npdbreach.com/" xlink:type="simple">Check for yourself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alt Typhoon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3">
              <text:list-item>
                <text:p>Nation state threat actor, odds are China</text:p>
              </text:list-item>
              <text:list-item>
                <text:p>Intercepted internet traffic</text:p>
                <text:list>
                  <text:list-item>
                    <text:p><text:s/>Reconfigured and tapped ISPs’ Cisco routers </text:p>
                  </text:list-item>
                </text:list>
              </text:list-item>
              <text:list-item>
                <text:p>Compromised <text:a xlink:href="https://en.wikipedia.org/wiki/Communications_Assistance_for_Law_Enforcement_Act" xlink:type="simple">CALEA</text:a></text:p>
                <text:list>
                  <text:list-item>
                    <text:p>Using law enforcement’s own backdoor for wiretapping</text:p>
                  </text:list-item>
                  <text:list-item>
                    <text:p>Gives them access to the contents of all text messages, voice communications, and their metadata</text:p>
                  </text:list-item>
                  <text:list-item>
                    <text:p>Infiltration has not st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It Mat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PD breach gave enough information out for anyone to impersonate others</text:p>
              </text:list-item>
              <text:list-item>
                <text:p>Salt Typhoon is giving a nation state full access of any telecommunications in this country they want</text:p>
                <text:list>
                  <text:list-item>
                    <text:p>Personal, commercial, or gover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4" draw:layer="layout" svg:width="25.199cm" svg:height="14.612cm" svg:x="1.4cm" svg:y="0.628cm" presentation:class="subtitle" presentation:user-transformed="true">
          <draw:text-box>
            <text:p text:style-name="P3">I Have Nothing to Hide!</text:p>
            <text:p text:style-name="P3"/>
            <text:p text:style-name="P3">Why Should I Worry?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otecting is Different than Hiding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Your identity with others</text:p>
              </text:list-item>
              <text:list-item>
                <text:p>Your bank accounts and credit history</text:p>
              </text:list-item>
              <text:list-item>
                <text:p>Your government assets</text:p>
                <text:list>
                  <text:list-item>
                    <text:p><text:span text:style-name="T3">Social Security and unemployment benefits, </text:span><text:span text:style-name="T3">tax refunds, property, being flagged for </text:span><text:span text:style-name="T3">suspicious activity, travel</text:span></text:p>
                  </text:list-item>
                </text:list>
              </text:list-item>
              <text:list-item>
                <text:p>Your employment</text:p>
              </text:list-item>
              <text:list-item>
                <text:p>Your reput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Should I Do?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Create <text:span text:style-name="T4">accounts</text:span> with credit reporting agencies and freeze them</text:p>
                <text:list>
                  <text:list-item>
                    <text:p><text:a xlink:href="https://www.equifax.com/" xlink:type="simple">Equifax</text:a>, <text:a xlink:href="https://www.experian.com/" xlink:type="simple">Experian</text:a>, <text:a xlink:href="https://www.transunion.com/" xlink:type="simple">TransUnion</text:a>, <text:a xlink:href="https://www.innovis.com/" xlink:type="simple">Innovis</text:a>, <text:a xlink:href="https://www.chexsystems.com/" xlink:type="simple">ChexSystems</text:a></text:p>
                  </text:list-item>
                </text:list>
              </text:list-item>
              <text:list-item>
                <text:p><text:span text:style-name="T3">Create</text:span><text:span text:style-name="T5"> accounts with federal government agencies</text:span></text:p>
                <text:list>
                  <text:list-item>
                    <text:p><text:a xlink:href="http://login.gov/" xlink:type="simple">login.gov</text:a>, <text:a xlink:href="https://secure.ssa.gov/RIL/SiView.action" xlink:type="simple">SSA</text:a>, <text:a xlink:href="https://www.irs.gov/payments/online-account-for-individuals" xlink:type="simple">IRS</text:a></text:p>
                  </text:list-item>
                  <text:list-item>
                    <text:p>May take a few weeks</text:p>
                  </text:list-item>
                </text:list>
              </text:list-item>
              <text:list-item>
                <text:p>Check credit reports often, up to weekly</text:p>
                <text:list>
                  <text:list-item>
                    <text:p><text:a xlink:href="http://AnnualCreditReport.com/" xlink:type="simple">AnnualCreditReport.com</text:a></text:p>
                  </text:list-item>
                </text:list>
              </text:list-item>
              <text:list-item>
                <text:p>All free!</text:p>
                <text:list>
                  <text:list-item>
                    <text:p>If anything asks for a credit card # or bank information, wrong pla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Else?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Never reuse passwords or similar passwords</text:p>
              </text:list-item>
              <text:list-item>
                <text:p>Use strong passwords</text:p>
                <text:list>
                  <text:list-item>
                    <text:p><text:a xlink:href="https://xkcd.com/936/" xlink:type="simple">Correct Horse Battery Staple</text:a></text:p>
                    <text:list>
                      <text:list-item>
                        <text:p><text:a xlink:href="https://theworld.com/~reinhold/dicewarewordlist.pdf" xlink:type="simple">Dice word list</text:a></text:p>
                      </text:list-item>
                      <text:list-item>
                        <text:p>Raid a Yahtzee game or “d20 Calc” app (<text:a xlink:href="https://apps.apple.com/us/app/d20-calculator/id817035968" xlink:type="simple">Apple</text:a>)</text:p>
                      </text:list-item>
                    </text:list>
                  </text:list-item>
                </text:list>
              </text:list-item>
              <text:list-item>
                <text:p>Use password managers</text:p>
                <text:list>
                  <text:list-item>
                    <text:p><text:a xlink:href="https://bitwarden.com/" xlink:type="simple">Bitwarden</text:a></text:p>
                  </text:list-item>
                </text:list>
              </text:list-item>
              <text:list-item>
                <text:p>Use Two Factor Authentication (2FA)</text:p>
                <text:list>
                  <text:list-item>
                    <text:p>Avoid SMS 2FA, SIM Swap Attack</text:p>
                  </text:list-item>
                  <text:list-item>
                    <text:p><text:a xlink:href="https://2fas.com/" xlink:type="simple">2FAS Auth</text:a><text:s/>(<text:a xlink:href="https://apps.apple.com/us/app/2fa-authenticator-2fas/id1217793794" xlink:type="simple">Apple</text:a> or <text:a xlink:href="https://play.google.com/store/apps/details?id=com.twofasapp" xlink:type="simple">Android</text:a>)</text:p>
                  </text:list-item>
                  <text:list-item>
                    <text:p>Google Authenticator (<text:a xlink:href="https://apps.apple.com/us/app/google-authenticator/id388497605" xlink:type="simple">Apple</text:a> or <text:a xlink:href="https://play.google.com/store/apps/details?id=com.google.android.apps.authenticator2&amp;hl=en_US&amp;pli=1" xlink:type="simple">Android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dn Recommendations from FBI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Use end-to-end encryption for everything</text:p>
                <text:list>
                  <text:list-item>
                    <text:p>Yes, <text:a xlink:href="https://www.cisa.gov/resources-tools/resources/enhanced-visibility-and-hardening-guidance-communications-infrastructure" xlink:type="simple">FBI has flipped</text:a><text:s/>from anti-e2e to pro-e2e!</text:p>
                  </text:list-item>
                </text:list>
              </text:list-item>
              <text:list-item>
                <text:p>Avoid plaintext methods (SMS or Email)</text:p>
                <text:list>
                  <text:list-item>
                    <text:p>iMessage / Google Messages</text:p>
                  </text:list-item>
                  <text:list-item>
                    <text:p><text:a xlink:href="https://signal.org/" xlink:type="simple">Signal</text:a><text:s/>(<text:a xlink:href="https://signal.org/download/" xlink:type="simple">Desktop</text:a>, <text:a xlink:href="https://apps.apple.com/us/app/signal-private-messenger/id874139669" xlink:type="simple">Apple</text:a>, or <text:a xlink:href="https://play.google.com/store/apps/details?id=org.thoughtcrime.securesms" xlink:type="simple">Android</text:a>)</text:p>
                  </text:list-item>
                  <text:list-item>
                    <text:p>Whatsapp</text:p>
                  </text:list-item>
                </text:list>
              </text:list-item>
              <text:list-item>
                <text:p>Use https:// (TLS), not http:/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8:37:23.476168232</meta:creation-date>
    <dc:date>2024-12-19T15:23:55.798810137</dc:date>
    <meta:editing-duration>PT5H38M7S</meta:editing-duration>
    <meta:editing-cycles>32</meta:editing-cycles>
    <meta:generator>LibreOffice/24.2.7.2$Linux_X86_64 LibreOffice_project/420$Build-2</meta:generator>
    <meta:document-statistic meta:object-count="59"/>
  </office:meta>
</office:document-meta>
</file>